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25088" calcext:value-type="float">
            <text:p>0,22508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4.994cm" svg:height="8.994cm" svg:x="0.026cm" svg:y="0.057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85223" calcext:value-type="float">
            <text:p>0,185223</text:p>
          </table:table-cell>
          <table:table-cell/>
          <table:table-cell table:formula="of:=[.C2]/[.C3]" office:value-type="float" office:value="1.21522705063626" calcext:value-type="float">
            <text:p>1,2152270506</text:p>
          </table:table-cell>
          <table:table-cell table:formula="of:=[.E3]/[.A3]" office:value-type="float" office:value="0.60761352531813" calcext:value-type="float">
            <text:p>0,6076135253</text:p>
          </table:table-cell>
          <table:table-cell table:formula="of:=(1/[.E3]-1/[.A3])/(1-1/[.A3])" office:value-type="float" office:value="0.645782982655673" calcext:value-type="float">
            <text:p>0,64578298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6673" calcext:value-type="float">
            <text:p>0,066673</text:p>
          </table:table-cell>
          <table:table-cell/>
          <table:table-cell table:formula="of:=[.C2]/[.C4]" office:value-type="float" office:value="3.37599928006839" calcext:value-type="float">
            <text:p>3,3759992801</text:p>
          </table:table-cell>
          <table:table-cell table:formula="of:=[.E4]/[.A4]" office:value-type="float" office:value="0.843999820017098" calcext:value-type="float">
            <text:p>0,84399982</text:p>
          </table:table-cell>
          <table:table-cell table:formula="of:=(1/[.E4]-1/[.A4])/(1-1/[.A4])" office:value-type="float" office:value="0.0616114586295138" calcext:value-type="float">
            <text:p>0,06161145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1133" calcext:value-type="float">
            <text:p>0,051133</text:p>
          </table:table-cell>
          <table:table-cell/>
          <table:table-cell table:formula="of:=[.C2]/[.C5]" office:value-type="float" office:value="4.40201044335361" calcext:value-type="float">
            <text:p>4,4020104434</text:p>
          </table:table-cell>
          <table:table-cell table:formula="of:=[.E5]/[.A5]" office:value-type="float" office:value="0.733668407225601" calcext:value-type="float">
            <text:p>0,7336684072</text:p>
          </table:table-cell>
          <table:table-cell table:formula="of:=(1/[.E5]-1/[.A5])/(1-1/[.A5])" office:value-type="float" office:value="0.0726027153824282" calcext:value-type="float">
            <text:p>0,07260271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5615" calcext:value-type="float">
            <text:p>0,045615</text:p>
          </table:table-cell>
          <table:table-cell/>
          <table:table-cell table:formula="of:=[.C2]/[.C6]" office:value-type="float" office:value="4.93451715444481" calcext:value-type="float">
            <text:p>4,9345171544</text:p>
          </table:table-cell>
          <table:table-cell table:formula="of:=[.E6]/[.A6]" office:value-type="float" office:value="0.616814644305601" calcext:value-type="float">
            <text:p>0,6168146443</text:p>
          </table:table-cell>
          <table:table-cell table:formula="of:=(1/[.E6]-1/[.A6])/(1-1/[.A6])" office:value-type="float" office:value="0.0887475120841626" calcext:value-type="float">
            <text:p>0,08874751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353" calcext:value-type="float">
            <text:p>0,04353</text:p>
          </table:table-cell>
          <table:table-cell/>
          <table:table-cell table:formula="of:=[.C2]/[.C7]" office:value-type="float" office:value="5.17087066390995" calcext:value-type="float">
            <text:p>5,1708706639</text:p>
          </table:table-cell>
          <table:table-cell table:formula="of:=[.E7]/[.A7]" office:value-type="float" office:value="0.517087066390995" calcext:value-type="float">
            <text:p>0,5170870664</text:p>
          </table:table-cell>
          <table:table-cell table:formula="of:=(1/[.E7]-1/[.A7])/(1-1/[.A7])" office:value-type="float" office:value="0.103767810318137" calcext:value-type="float">
            <text:p>0,103767810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5065" calcext:value-type="float">
            <text:p>0,035065</text:p>
          </table:table-cell>
          <table:table-cell/>
          <table:table-cell table:formula="of:=[.C2]/[.C8]" office:value-type="float" office:value="6.4191644089548" calcext:value-type="float">
            <text:p>6,419164409</text:p>
          </table:table-cell>
          <table:table-cell table:formula="of:=[.E8]/[.A8]" office:value-type="float" office:value="0.5349303674129" calcext:value-type="float">
            <text:p>0,5349303674</text:p>
          </table:table-cell>
          <table:table-cell table:formula="of:=(1/[.E8]-1/[.A8])/(1-1/[.A8])" office:value-type="float" office:value="0.0790365626696306" calcext:value-type="float">
            <text:p>0,079036562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613886" calcext:value-type="float">
            <text:p>2,613886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436978" calcext:value-type="float">
            <text:p>1,436978</text:p>
          </table:table-cell>
          <table:table-cell/>
          <table:table-cell table:formula="of:=[.C10]/[.C11]" office:value-type="float" office:value="1.81901601833849" calcext:value-type="float">
            <text:p>1,8190160183</text:p>
          </table:table-cell>
          <table:table-cell table:formula="of:=[.E11]/[.A11]" office:value-type="float" office:value="0.909508009169243" calcext:value-type="float">
            <text:p>0,9095080092</text:p>
          </table:table-cell>
          <table:table-cell table:formula="of:=(1/[.E11]-1/[.A11])/(1-1/[.A11])" office:value-type="float" office:value="0.0994955403563889" calcext:value-type="float">
            <text:p>0,09949554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823291" calcext:value-type="float">
            <text:p>0,823291</text:p>
          </table:table-cell>
          <table:table-cell/>
          <table:table-cell table:formula="of:=[.C10]/[.C12]" office:value-type="float" office:value="3.17492356894464" calcext:value-type="float">
            <text:p>3,1749235689</text:p>
          </table:table-cell>
          <table:table-cell table:formula="of:=[.E12]/[.A12]" office:value-type="float" office:value="0.793730892236159" calcext:value-type="float">
            <text:p>0,7937308922</text:p>
          </table:table-cell>
          <table:table-cell table:formula="of:=(1/[.E12]-1/[.A12])/(1-1/[.A12])" office:value-type="float" office:value="0.0866242827728524" calcext:value-type="float">
            <text:p>0,08662428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74425" calcext:value-type="float">
            <text:p>0,574425</text:p>
          </table:table-cell>
          <table:table-cell/>
          <table:table-cell table:formula="of:=[.C10]/[.C13]" office:value-type="float" office:value="4.55043913478696" calcext:value-type="float">
            <text:p>4,5504391348</text:p>
          </table:table-cell>
          <table:table-cell table:formula="of:=[.E13]/[.A13]" office:value-type="float" office:value="0.758406522464493" calcext:value-type="float">
            <text:p>0,7584065225</text:p>
          </table:table-cell>
          <table:table-cell table:formula="of:=(1/[.E13]-1/[.A13])/(1-1/[.A13])" office:value-type="float" office:value="0.0637108121777308" calcext:value-type="float">
            <text:p>0,06371081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15267" calcext:value-type="float">
            <text:p>0,515267</text:p>
          </table:table-cell>
          <table:table-cell/>
          <table:table-cell table:formula="of:=[.C10]/[.C14]" office:value-type="float" office:value="5.07287678038764" calcext:value-type="float">
            <text:p>5,0728767804</text:p>
          </table:table-cell>
          <table:table-cell table:formula="of:=[.E14]/[.A14]" office:value-type="float" office:value="0.634109597548455" calcext:value-type="float">
            <text:p>0,6341095975</text:p>
          </table:table-cell>
          <table:table-cell table:formula="of:=(1/[.E14]-1/[.A14])/(1-1/[.A14])" office:value-type="float" office:value="0.0824306361158389" calcext:value-type="float">
            <text:p>0,08243063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58207" calcext:value-type="float">
            <text:p>0,458207</text:p>
          </table:table-cell>
          <table:table-cell/>
          <table:table-cell table:formula="of:=[.C10]/[.C15]" office:value-type="float" office:value="5.70459639420611" calcext:value-type="float">
            <text:p>5,7045963942</text:p>
          </table:table-cell>
          <table:table-cell table:formula="of:=[.E15]/[.A15]" office:value-type="float" office:value="0.570459639420611" calcext:value-type="float">
            <text:p>0,5704596394</text:p>
          </table:table-cell>
          <table:table-cell table:formula="of:=(1/[.E15]-1/[.A15])/(1-1/[.A15])" office:value-type="float" office:value="0.0836635993731597" calcext:value-type="float">
            <text:p>0,08366359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05357" calcext:value-type="float">
            <text:p>0,405357</text:p>
          </table:table-cell>
          <table:table-cell/>
          <table:table-cell table:formula="of:=[.C10]/[.C16]" office:value-type="float" office:value="6.44835540030146" calcext:value-type="float">
            <text:p>6,4483554003</text:p>
          </table:table-cell>
          <table:table-cell table:formula="of:=[.E16]/[.A16]" office:value-type="float" office:value="0.537362950025122" calcext:value-type="float">
            <text:p>0,53736295</text:p>
          </table:table-cell>
          <table:table-cell table:formula="of:=(1/[.E16]-1/[.A16])/(1-1/[.A16])" office:value-type="float" office:value="0.0782672375014199" calcext:value-type="float">
            <text:p>0,078267237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9.510871" calcext:value-type="float">
            <text:p>29,510871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5.559978" calcext:value-type="float">
            <text:p>15,559978</text:p>
          </table:table-cell>
          <table:table-cell/>
          <table:table-cell table:formula="of:=[.C18]/[.C19]" office:value-type="float" office:value="1.89658822139723" calcext:value-type="float">
            <text:p>1,8965882214</text:p>
          </table:table-cell>
          <table:table-cell table:formula="of:=[.E19]/[.A19]" office:value-type="float" office:value="0.948294110698614" calcext:value-type="float">
            <text:p>0,9482941107</text:p>
          </table:table-cell>
          <table:table-cell table:formula="of:=(1/[.E19]-1/[.A19])/(1-1/[.A19])" office:value-type="float" office:value="0.0545251612532884" calcext:value-type="float">
            <text:p>0,05452516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.617927" calcext:value-type="float">
            <text:p>8,617927</text:p>
          </table:table-cell>
          <table:table-cell/>
          <table:table-cell table:formula="of:=[.C18]/[.C20]" office:value-type="float" office:value="3.4243584332984" calcext:value-type="float">
            <text:p>3,4243584333</text:p>
          </table:table-cell>
          <table:table-cell table:formula="of:=[.E20]/[.A20]" office:value-type="float" office:value="0.856089608324601" calcext:value-type="float">
            <text:p>0,8560896083</text:p>
          </table:table-cell>
          <table:table-cell table:formula="of:=(1/[.E20]-1/[.A20])/(1-1/[.A20])" office:value-type="float" office:value="0.0560340063610231" calcext:value-type="float">
            <text:p>0,05603400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.226288" calcext:value-type="float">
            <text:p>6,226288</text:p>
          </table:table-cell>
          <table:table-cell/>
          <table:table-cell table:formula="of:=[.C18]/[.C21]" office:value-type="float" office:value="4.73972148413308" calcext:value-type="float">
            <text:p>4,7397214841</text:p>
          </table:table-cell>
          <table:table-cell table:formula="of:=[.E21]/[.A21]" office:value-type="float" office:value="0.789953580688847" calcext:value-type="float">
            <text:p>0,7899535807</text:p>
          </table:table-cell>
          <table:table-cell table:formula="of:=(1/[.E21]-1/[.A21])/(1-1/[.A21])" office:value-type="float" office:value="0.05317943343658" calcext:value-type="float">
            <text:p>0,05317943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01567" calcext:value-type="float">
            <text:p>5,01567</text:p>
          </table:table-cell>
          <table:table-cell/>
          <table:table-cell table:formula="of:=[.C18]/[.C22]" office:value-type="float" office:value="5.88373457583932" calcext:value-type="float">
            <text:p>5,8837345758</text:p>
          </table:table-cell>
          <table:table-cell table:formula="of:=[.E22]/[.A22]" office:value-type="float" office:value="0.735466821979915" calcext:value-type="float">
            <text:p>0,735466822</text:p>
          </table:table-cell>
          <table:table-cell table:formula="of:=(1/[.E22]-1/[.A22])/(1-1/[.A22])" office:value-type="float" office:value="0.0513829487251858" calcext:value-type="float">
            <text:p>0,05138294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.292195" calcext:value-type="float">
            <text:p>4,292195</text:p>
          </table:table-cell>
          <table:table-cell/>
          <table:table-cell table:formula="of:=[.C18]/[.C23]" office:value-type="float" office:value="6.87547303885308" calcext:value-type="float">
            <text:p>6,8754730389</text:p>
          </table:table-cell>
          <table:table-cell table:formula="of:=[.E23]/[.A23]" office:value-type="float" office:value="0.687547303885308" calcext:value-type="float">
            <text:p>0,6875473039</text:p>
          </table:table-cell>
          <table:table-cell table:formula="of:=(1/[.E23]-1/[.A23])/(1-1/[.A23])" office:value-type="float" office:value="0.0504939311648541" calcext:value-type="float">
            <text:p>0,0504939312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804558" calcext:value-type="float">
            <text:p>3,804558</text:p>
          </table:table-cell>
          <table:table-cell/>
          <table:table-cell table:formula="of:=[.C18]/[.C24]" office:value-type="float" office:value="7.7567147090411" calcext:value-type="float">
            <text:p>7,756714709</text:p>
          </table:table-cell>
          <table:table-cell table:formula="of:=[.E24]/[.A24]" office:value-type="float" office:value="0.646392892420092" calcext:value-type="float">
            <text:p>0,6463928924</text:p>
          </table:table-cell>
          <table:table-cell table:formula="of:=(1/[.E24]-1/[.A24])/(1-1/[.A24])" office:value-type="float" office:value="0.0497315194304314" calcext:value-type="float">
            <text:p>0,0497315194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2cm" svg:x="2.227cm" svg:y="0.008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24997" calcext:value-type="float">
            <text:p>0,224997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2cm" svg:x="2.227cm" svg:y="0.009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0.250591/2" office:value-type="float" office:value="0.1252955" calcext:value-type="float">
            <text:p>0,1252955</text:p>
          </table:table-cell>
          <table:table-cell/>
          <table:table-cell table:formula="of:=[.C2]/[.C3]" office:value-type="float" office:value="1.79573089217091" calcext:value-type="float">
            <text:p>1,7957308922</text:p>
          </table:table-cell>
          <table:table-cell table:formula="of:=[.E3]/[.A3]" office:value-type="float" office:value="0.897865446085454" calcext:value-type="float">
            <text:p>0,8978654461</text:p>
          </table:table-cell>
          <table:table-cell table:formula="of:=(1/[.E3]-1/[.A3])/(1-1/[.A3])" office:value-type="float" office:value="0.113752627812815" calcext:value-type="float">
            <text:p>0,1137526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formula="of:=0.299292/4" office:value-type="float" office:value="0.074823" calcext:value-type="float">
            <text:p>0,074823</text:p>
          </table:table-cell>
          <table:table-cell/>
          <table:table-cell table:formula="of:=[.C2]/[.C4]" office:value-type="float" office:value="3.00705665370274" calcext:value-type="float">
            <text:p>3,0070566537</text:p>
          </table:table-cell>
          <table:table-cell table:formula="of:=[.E4]/[.A4]" office:value-type="float" office:value="0.751764163425685" calcext:value-type="float">
            <text:p>0,7517641634</text:p>
          </table:table-cell>
          <table:table-cell table:formula="of:=(1/[.E4]-1/[.A4])/(1-1/[.A4])" office:value-type="float" office:value="0.11006813424179" calcext:value-type="float">
            <text:p>0,11006813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0.381508/6" office:value-type="float" office:value="0.0635846666666667" calcext:value-type="float">
            <text:p>0,0635846667</text:p>
          </table:table-cell>
          <table:table-cell/>
          <table:table-cell table:formula="of:=[.C2]/[.C5]" office:value-type="float" office:value="3.53854178680395" calcext:value-type="float">
            <text:p>3,5385417868</text:p>
          </table:table-cell>
          <table:table-cell table:formula="of:=[.E5]/[.A5]" office:value-type="float" office:value="0.589756964467324" calcext:value-type="float">
            <text:p>0,5897569645</text:p>
          </table:table-cell>
          <table:table-cell table:formula="of:=(1/[.E5]-1/[.A5])/(1-1/[.A5])" office:value-type="float" office:value="0.139122743858807" calcext:value-type="float">
            <text:p>0,13912274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table:formula="of:=0.416428/8" office:value-type="float" office:value="0.0520535" calcext:value-type="float">
            <text:p>0,0520535</text:p>
          </table:table-cell>
          <table:table-cell/>
          <table:table-cell table:formula="of:=[.C2]/[.C6]" office:value-type="float" office:value="4.32241828119147" calcext:value-type="float">
            <text:p>4,3224182812</text:p>
          </table:table-cell>
          <table:table-cell table:formula="of:=[.E6]/[.A6]" office:value-type="float" office:value="0.540302285148933" calcext:value-type="float">
            <text:p>0,5403022851</text:p>
          </table:table-cell>
          <table:table-cell table:formula="of:=(1/[.E6]-1/[.A6])/(1-1/[.A6])" office:value-type="float" office:value="0.121545112664994" calcext:value-type="float">
            <text:p>0,12154511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table:formula="of:=0.481015/10" office:value-type="float" office:value="0.0481015" calcext:value-type="float">
            <text:p>0,0481015</text:p>
          </table:table-cell>
          <table:table-cell/>
          <table:table-cell table:formula="of:=[.C2]/[.C7]" office:value-type="float" office:value="4.67754643826076" calcext:value-type="float">
            <text:p>4,6775464383</text:p>
          </table:table-cell>
          <table:table-cell table:formula="of:=[.E7]/[.A7]" office:value-type="float" office:value="0.467754643826076" calcext:value-type="float">
            <text:p>0,4677546438</text:p>
          </table:table-cell>
          <table:table-cell table:formula="of:=(1/[.E7]-1/[.A7])/(1-1/[.A7])" office:value-type="float" office:value="0.126430327713011" calcext:value-type="float">
            <text:p>0,12643032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 table:formula="of:=0.451105/12" office:value-type="float" office:value="0.0375920833333333" calcext:value-type="float">
            <text:p>0,0375920833</text:p>
          </table:table-cell>
          <table:table-cell/>
          <table:table-cell table:formula="of:=[.C2]/[.C8]" office:value-type="float" office:value="5.98522295252768" calcext:value-type="float">
            <text:p>5,9852229525</text:p>
          </table:table-cell>
          <table:table-cell table:formula="of:=[.E8]/[.A8]" office:value-type="float" office:value="0.498768579377307" calcext:value-type="float">
            <text:p>0,4987685794</text:p>
          </table:table-cell>
          <table:table-cell table:formula="of:=(1/[.E8]-1/[.A8])/(1-1/[.A8])" office:value-type="float" office:value="0.0913579857832448" calcext:value-type="float">
            <text:p>0,091357985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15773" calcext:value-type="float">
            <text:p>2,615773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2.92112/2" office:value-type="float" office:value="1.46056" calcext:value-type="float">
            <text:p>1,46056</text:p>
          </table:table-cell>
          <table:table-cell/>
          <table:table-cell table:formula="of:=[.C10]/[.C11]" office:value-type="float" office:value="1.79093840718628" calcext:value-type="float">
            <text:p>1,7909384072</text:p>
          </table:table-cell>
          <table:table-cell table:formula="of:=[.E11]/[.A11]" office:value-type="float" office:value="0.895469203593142" calcext:value-type="float">
            <text:p>0,8954692036</text:p>
          </table:table-cell>
          <table:table-cell table:formula="of:=(1/[.E11]-1/[.A11])/(1-1/[.A11])" office:value-type="float" office:value="0.116732988680593" calcext:value-type="float">
            <text:p>0,11673298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formula="of:=3.305084/4" office:value-type="float" office:value="0.826271" calcext:value-type="float">
            <text:p>0,826271</text:p>
          </table:table-cell>
          <table:table-cell/>
          <table:table-cell table:formula="of:=[.C10]/[.C12]" office:value-type="float" office:value="3.16575675535024" calcext:value-type="float">
            <text:p>3,1657567554</text:p>
          </table:table-cell>
          <table:table-cell table:formula="of:=[.E12]/[.A12]" office:value-type="float" office:value="0.791439188837561" calcext:value-type="float">
            <text:p>0,7914391888</text:p>
          </table:table-cell>
          <table:table-cell table:formula="of:=(1/[.E12]-1/[.A12])/(1-1/[.A12])" office:value-type="float" office:value="0.087840318457807" calcext:value-type="float">
            <text:p>0,08784031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3.717368/6" office:value-type="float" office:value="0.619561333333333" calcext:value-type="float">
            <text:p>0,6195613333</text:p>
          </table:table-cell>
          <table:table-cell/>
          <table:table-cell table:formula="of:=[.C10]/[.C13]" office:value-type="float" office:value="4.2219758711002" calcext:value-type="float">
            <text:p>4,2219758711</text:p>
          </table:table-cell>
          <table:table-cell table:formula="of:=[.E13]/[.A13]" office:value-type="float" office:value="0.703662645183366" calcext:value-type="float">
            <text:p>0,7036626452</text:p>
          </table:table-cell>
          <table:table-cell table:formula="of:=(1/[.E13]-1/[.A13])/(1-1/[.A13])" office:value-type="float" office:value="0.0842271099212355" calcext:value-type="float">
            <text:p>0,08422710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table:formula="of:=4.230252/8" office:value-type="float" office:value="0.5287815" calcext:value-type="float">
            <text:p>0,5287815</text:p>
          </table:table-cell>
          <table:table-cell/>
          <table:table-cell table:formula="of:=[.C10]/[.C14]" office:value-type="float" office:value="4.94679371347144" calcext:value-type="float">
            <text:p>4,9467937135</text:p>
          </table:table-cell>
          <table:table-cell table:formula="of:=[.E14]/[.A14]" office:value-type="float" office:value="0.61834921418393" calcext:value-type="float">
            <text:p>0,6183492142</text:p>
          </table:table-cell>
          <table:table-cell table:formula="of:=(1/[.E14]-1/[.A14])/(1-1/[.A14])" office:value-type="float" office:value="0.0881727340800816" calcext:value-type="float">
            <text:p>0,08817273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table:formula="of:=4.250692/10" office:value-type="float" office:value="0.4250692" calcext:value-type="float">
            <text:p>0,4250692</text:p>
          </table:table-cell>
          <table:table-cell/>
          <table:table-cell table:formula="of:=[.C10]/[.C15]" office:value-type="float" office:value="6.15375802339948" calcext:value-type="float">
            <text:p>6,1537580234</text:p>
          </table:table-cell>
          <table:table-cell table:formula="of:=[.E15]/[.A15]" office:value-type="float" office:value="0.615375802339948" calcext:value-type="float">
            <text:p>0,6153758023</text:p>
          </table:table-cell>
          <table:table-cell table:formula="of:=(1/[.E15]-1/[.A15])/(1-1/[.A15])" office:value-type="float" office:value="0.0694470302532623" calcext:value-type="float">
            <text:p>0,06944703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 table:formula="of:=4.788428/12" office:value-type="float" office:value="0.399035666666667" calcext:value-type="float">
            <text:p>0,3990356667</text:p>
          </table:table-cell>
          <table:table-cell/>
          <table:table-cell table:formula="of:=[.C10]/[.C16]" office:value-type="float" office:value="6.55523608165352" calcext:value-type="float">
            <text:p>6,5552360817</text:p>
          </table:table-cell>
          <table:table-cell table:formula="of:=[.E16]/[.A16]" office:value-type="float" office:value="0.546269673471127" calcext:value-type="float">
            <text:p>0,5462696735</text:p>
          </table:table-cell>
          <table:table-cell table:formula="of:=(1/[.E16]-1/[.A16])/(1-1/[.A16])" office:value-type="float" office:value="0.0755088805141313" calcext:value-type="float">
            <text:p>0,075508880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9.510847" calcext:value-type="float">
            <text:p>29,51084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table:formula="of:=32.392107/2" office:value-type="float" office:value="16.1960535" calcext:value-type="float">
            <text:p>16,1960535</text:p>
          </table:table-cell>
          <table:table-cell/>
          <table:table-cell table:formula="of:=[.C18]/[.C19]" office:value-type="float" office:value="1.82210110629728" calcext:value-type="float">
            <text:p>1,8221011063</text:p>
          </table:table-cell>
          <table:table-cell table:formula="of:=[.E19]/[.A19]" office:value-type="float" office:value="0.911050553148642" calcext:value-type="float">
            <text:p>0,9110505531</text:p>
          </table:table-cell>
          <table:table-cell table:formula="of:=(1/[.E19]-1/[.A19])/(1-1/[.A19])" office:value-type="float" office:value="0.0976339310084866" calcext:value-type="float">
            <text:p>0,0976339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table:formula="of:=36.987887/4" office:value-type="float" office:value="9.24697175" calcext:value-type="float">
            <text:p>9,24697175</text:p>
          </table:table-cell>
          <table:table-cell/>
          <table:table-cell table:formula="of:=[.C18]/[.C20]" office:value-type="float" office:value="3.19140663536687" calcext:value-type="float">
            <text:p>3,1914066354</text:p>
          </table:table-cell>
          <table:table-cell table:formula="of:=[.E20]/[.A20]" office:value-type="float" office:value="0.797851658841717" calcext:value-type="float">
            <text:p>0,7978516588</text:p>
          </table:table-cell>
          <table:table-cell table:formula="of:=(1/[.E20]-1/[.A20])/(1-1/[.A20])" office:value-type="float" office:value="0.0844552739088332" calcext:value-type="float">
            <text:p>0,08445527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table:formula="of:=43.924609/6" office:value-type="float" office:value="7.32076816666667" calcext:value-type="float">
            <text:p>7,3207681667</text:p>
          </table:table-cell>
          <table:table-cell/>
          <table:table-cell table:formula="of:=[.C18]/[.C21]" office:value-type="float" office:value="4.03111344713393" calcext:value-type="float">
            <text:p>4,0311134471</text:p>
          </table:table-cell>
          <table:table-cell table:formula="of:=[.E21]/[.A21]" office:value-type="float" office:value="0.671852241188988" calcext:value-type="float">
            <text:p>0,6718522412</text:p>
          </table:table-cell>
          <table:table-cell table:formula="of:=(1/[.E21]-1/[.A21])/(1-1/[.A21])" office:value-type="float" office:value="0.0976845022442087" calcext:value-type="float">
            <text:p>0,09768450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table:formula="of:=46.485523/8" office:value-type="float" office:value="5.810690375" calcext:value-type="float">
            <text:p>5,810690375</text:p>
          </table:table-cell>
          <table:table-cell/>
          <table:table-cell table:formula="of:=[.C18]/[.C22]" office:value-type="float" office:value="5.07871614136728" calcext:value-type="float">
            <text:p>5,0787161414</text:p>
          </table:table-cell>
          <table:table-cell table:formula="of:=[.E22]/[.A22]" office:value-type="float" office:value="0.63483951767091" calcext:value-type="float">
            <text:p>0,6348395177</text:p>
          </table:table-cell>
          <table:table-cell table:formula="of:=(1/[.E22]-1/[.A22])/(1-1/[.A22])" office:value-type="float" office:value="0.0821716067412675" calcext:value-type="float">
            <text:p>0,08217160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table:formula="of:=51.124638/10" office:value-type="float" office:value="5.1124638" calcext:value-type="float">
            <text:p>5,1124638</text:p>
          </table:table-cell>
          <table:table-cell/>
          <table:table-cell table:formula="of:=[.C18]/[.C23]" office:value-type="float" office:value="5.77233368381014" calcext:value-type="float">
            <text:p>5,7723336838</text:p>
          </table:table-cell>
          <table:table-cell table:formula="of:=[.E23]/[.A23]" office:value-type="float" office:value="0.577233368381014" calcext:value-type="float">
            <text:p>0,5772333684</text:p>
          </table:table-cell>
          <table:table-cell table:formula="of:=(1/[.E23]-1/[.A23])/(1-1/[.A23])" office:value-type="float" office:value="0.0813779534465186" calcext:value-type="float">
            <text:p>0,0813779534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6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table:formula="of:=52.671527/12" office:value-type="float" office:value="4.38929391666667" calcext:value-type="float">
            <text:p>4,3892939167</text:p>
          </table:table-cell>
          <table:table-cell/>
          <table:table-cell table:formula="of:=[.C18]/[.C24]" office:value-type="float" office:value="6.72336999077319" calcext:value-type="float">
            <text:p>6,7233699908</text:p>
          </table:table-cell>
          <table:table-cell table:formula="of:=[.E24]/[.A24]" office:value-type="float" office:value="0.560280832564433" calcext:value-type="float">
            <text:p>0,5602808326</text:p>
          </table:table-cell>
          <table:table-cell table:formula="of:=(1/[.E24]-1/[.A24])/(1-1/[.A24])" office:value-type="float" office:value="0.0713472020520578" calcext:value-type="float">
            <text:p>0,071347202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2cm" svg:x="2.227cm" svg:y="0.008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 style:data-style-name="N2" text:time-value="22:27:38.15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5-03T22:54:07.291000000</dc:date>
    <meta:editing-duration>PT1H58M39S</meta:editing-duration>
    <meta:editing-cycles>11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1.743cm" svg:y="1.503cm" svg:width="12.76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1522705063626">
                <text:p>1.21522705063626</text:p>
              </table:table-cell>
              <table:table-cell office:value-type="float" office:value="2">
                <text:p>2</text:p>
              </table:table-cell>
              <table:table-cell office:value-type="float" office:value="1.81901601833849">
                <text:p>1.81901601833849</text:p>
              </table:table-cell>
              <table:table-cell office:value-type="float" office:value="2">
                <text:p>2</text:p>
              </table:table-cell>
              <table:table-cell office:value-type="float" office:value="1.89658822139723">
                <text:p>1.89658822139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7599928006839">
                <text:p>3.37599928006839</text:p>
              </table:table-cell>
              <table:table-cell office:value-type="float" office:value="4">
                <text:p>4</text:p>
              </table:table-cell>
              <table:table-cell office:value-type="float" office:value="3.17492356894464">
                <text:p>3.17492356894464</text:p>
              </table:table-cell>
              <table:table-cell office:value-type="float" office:value="4">
                <text:p>4</text:p>
              </table:table-cell>
              <table:table-cell office:value-type="float" office:value="3.4243584332984">
                <text:p>3.4243584332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40201044335361">
                <text:p>4.40201044335361</text:p>
              </table:table-cell>
              <table:table-cell office:value-type="float" office:value="6">
                <text:p>6</text:p>
              </table:table-cell>
              <table:table-cell office:value-type="float" office:value="4.55043913478696">
                <text:p>4.55043913478696</text:p>
              </table:table-cell>
              <table:table-cell office:value-type="float" office:value="6">
                <text:p>6</text:p>
              </table:table-cell>
              <table:table-cell office:value-type="float" office:value="4.73972148413308">
                <text:p>4.73972148413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93451715444481">
                <text:p>4.93451715444481</text:p>
              </table:table-cell>
              <table:table-cell office:value-type="float" office:value="8">
                <text:p>8</text:p>
              </table:table-cell>
              <table:table-cell office:value-type="float" office:value="5.07287678038764">
                <text:p>5.07287678038764</text:p>
              </table:table-cell>
              <table:table-cell office:value-type="float" office:value="8">
                <text:p>8</text:p>
              </table:table-cell>
              <table:table-cell office:value-type="float" office:value="5.88373457583932">
                <text:p>5.88373457583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17087066390995">
                <text:p>5.17087066390995</text:p>
              </table:table-cell>
              <table:table-cell office:value-type="float" office:value="10">
                <text:p>10</text:p>
              </table:table-cell>
              <table:table-cell office:value-type="float" office:value="5.70459639420611">
                <text:p>5.70459639420611</text:p>
              </table:table-cell>
              <table:table-cell office:value-type="float" office:value="10">
                <text:p>10</text:p>
              </table:table-cell>
              <table:table-cell office:value-type="float" office:value="6.87547303885308">
                <text:p>6.87547303885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.4191644089548">
                <text:p>6.4191644089548</text:p>
              </table:table-cell>
              <table:table-cell office:value-type="float" office:value="12">
                <text:p>12</text:p>
              </table:table-cell>
              <table:table-cell office:value-type="float" office:value="6.44835540030146">
                <text:p>6.44835540030146</text:p>
              </table:table-cell>
              <table:table-cell office:value-type="float" office:value="12">
                <text:p>12</text:p>
              </table:table-cell>
              <table:table-cell office:value-type="float" office:value="7.7567147090411">
                <text:p>7.7567147090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761352531813">
                <text:p>0.60761352531813</text:p>
              </table:table-cell>
              <table:table-cell office:value-type="float" office:value="2">
                <text:p>2</text:p>
              </table:table-cell>
              <table:table-cell office:value-type="float" office:value="0.909508009169243">
                <text:p>0.909508009169243</text:p>
              </table:table-cell>
              <table:table-cell office:value-type="float" office:value="2">
                <text:p>2</text:p>
              </table:table-cell>
              <table:table-cell office:value-type="float" office:value="0.948294110698614">
                <text:p>0.948294110698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43999820017098">
                <text:p>0.843999820017098</text:p>
              </table:table-cell>
              <table:table-cell office:value-type="float" office:value="4">
                <text:p>4</text:p>
              </table:table-cell>
              <table:table-cell office:value-type="float" office:value="0.793730892236159">
                <text:p>0.793730892236159</text:p>
              </table:table-cell>
              <table:table-cell office:value-type="float" office:value="4">
                <text:p>4</text:p>
              </table:table-cell>
              <table:table-cell office:value-type="float" office:value="0.856089608324601">
                <text:p>0.856089608324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33668407225601">
                <text:p>0.733668407225601</text:p>
              </table:table-cell>
              <table:table-cell office:value-type="float" office:value="6">
                <text:p>6</text:p>
              </table:table-cell>
              <table:table-cell office:value-type="float" office:value="0.758406522464493">
                <text:p>0.758406522464493</text:p>
              </table:table-cell>
              <table:table-cell office:value-type="float" office:value="6">
                <text:p>6</text:p>
              </table:table-cell>
              <table:table-cell office:value-type="float" office:value="0.789953580688847">
                <text:p>0.789953580688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16814644305601">
                <text:p>0.616814644305601</text:p>
              </table:table-cell>
              <table:table-cell office:value-type="float" office:value="8">
                <text:p>8</text:p>
              </table:table-cell>
              <table:table-cell office:value-type="float" office:value="0.634109597548455">
                <text:p>0.634109597548455</text:p>
              </table:table-cell>
              <table:table-cell office:value-type="float" office:value="8">
                <text:p>8</text:p>
              </table:table-cell>
              <table:table-cell office:value-type="float" office:value="0.735466821979915">
                <text:p>0.73546682197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17087066390995">
                <text:p>0.517087066390995</text:p>
              </table:table-cell>
              <table:table-cell office:value-type="float" office:value="10">
                <text:p>10</text:p>
              </table:table-cell>
              <table:table-cell office:value-type="float" office:value="0.570459639420611">
                <text:p>0.570459639420611</text:p>
              </table:table-cell>
              <table:table-cell office:value-type="float" office:value="10">
                <text:p>10</text:p>
              </table:table-cell>
              <table:table-cell office:value-type="float" office:value="0.687547303885308">
                <text:p>0.687547303885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349303674129">
                <text:p>0.5349303674129</text:p>
              </table:table-cell>
              <table:table-cell office:value-type="float" office:value="12">
                <text:p>12</text:p>
              </table:table-cell>
              <table:table-cell office:value-type="float" office:value="0.537362950025122">
                <text:p>0.537362950025122</text:p>
              </table:table-cell>
              <table:table-cell office:value-type="float" office:value="12">
                <text:p>12</text:p>
              </table:table-cell>
              <table:table-cell office:value-type="float" office:value="0.646392892420092">
                <text:p>0.646392892420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5782982655673">
                <text:p>0.645782982655673</text:p>
              </table:table-cell>
              <table:table-cell office:value-type="float" office:value="2">
                <text:p>2</text:p>
              </table:table-cell>
              <table:table-cell office:value-type="float" office:value="0.0994955403563889">
                <text:p>0.0994955403563889</text:p>
              </table:table-cell>
              <table:table-cell office:value-type="float" office:value="2">
                <text:p>2</text:p>
              </table:table-cell>
              <table:table-cell office:value-type="float" office:value="0.0545251612532884">
                <text:p>0.0545251612532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6114586295138">
                <text:p>0.0616114586295138</text:p>
              </table:table-cell>
              <table:table-cell office:value-type="float" office:value="4">
                <text:p>4</text:p>
              </table:table-cell>
              <table:table-cell office:value-type="float" office:value="0.0866242827728524">
                <text:p>0.0866242827728524</text:p>
              </table:table-cell>
              <table:table-cell office:value-type="float" office:value="4">
                <text:p>4</text:p>
              </table:table-cell>
              <table:table-cell office:value-type="float" office:value="0.0560340063610231">
                <text:p>0.0560340063610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26027153824282">
                <text:p>0.0726027153824282</text:p>
              </table:table-cell>
              <table:table-cell office:value-type="float" office:value="6">
                <text:p>6</text:p>
              </table:table-cell>
              <table:table-cell office:value-type="float" office:value="0.0637108121777308">
                <text:p>0.0637108121777308</text:p>
              </table:table-cell>
              <table:table-cell office:value-type="float" office:value="6">
                <text:p>6</text:p>
              </table:table-cell>
              <table:table-cell office:value-type="float" office:value="0.05317943343658">
                <text:p>0.0531794334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887475120841626">
                <text:p>0.0887475120841626</text:p>
              </table:table-cell>
              <table:table-cell office:value-type="float" office:value="8">
                <text:p>8</text:p>
              </table:table-cell>
              <table:table-cell office:value-type="float" office:value="0.0824306361158389">
                <text:p>0.0824306361158389</text:p>
              </table:table-cell>
              <table:table-cell office:value-type="float" office:value="8">
                <text:p>8</text:p>
              </table:table-cell>
              <table:table-cell office:value-type="float" office:value="0.0513829487251858">
                <text:p>0.0513829487251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03767810318137">
                <text:p>0.103767810318137</text:p>
              </table:table-cell>
              <table:table-cell office:value-type="float" office:value="10">
                <text:p>10</text:p>
              </table:table-cell>
              <table:table-cell office:value-type="float" office:value="0.0836635993731597">
                <text:p>0.0836635993731597</text:p>
              </table:table-cell>
              <table:table-cell office:value-type="float" office:value="10">
                <text:p>10</text:p>
              </table:table-cell>
              <table:table-cell office:value-type="float" office:value="0.0504939311648541">
                <text:p>0.0504939311648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790365626696306">
                <text:p>0.0790365626696306</text:p>
              </table:table-cell>
              <table:table-cell office:value-type="float" office:value="12">
                <text:p>12</text:p>
              </table:table-cell>
              <table:table-cell office:value-type="float" office:value="0.0782672375014199">
                <text:p>0.0782672375014199</text:p>
              </table:table-cell>
              <table:table-cell office:value-type="float" office:value="12">
                <text:p>12</text:p>
              </table:table-cell>
              <table:table-cell office:value-type="float" office:value="0.0497315194304314">
                <text:p>0.0497315194304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1.743cm" svg:y="1.503cm" svg:width="12.76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9573089217091">
                <text:p>1.79573089217091</text:p>
              </table:table-cell>
              <table:table-cell office:value-type="float" office:value="2">
                <text:p>2</text:p>
              </table:table-cell>
              <table:table-cell office:value-type="float" office:value="1.79093840718628">
                <text:p>1.79093840718628</text:p>
              </table:table-cell>
              <table:table-cell office:value-type="float" office:value="2">
                <text:p>2</text:p>
              </table:table-cell>
              <table:table-cell office:value-type="float" office:value="1.82210110629728">
                <text:p>1.82210110629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0705665370274">
                <text:p>3.00705665370274</text:p>
              </table:table-cell>
              <table:table-cell office:value-type="float" office:value="4">
                <text:p>4</text:p>
              </table:table-cell>
              <table:table-cell office:value-type="float" office:value="3.16575675535024">
                <text:p>3.16575675535024</text:p>
              </table:table-cell>
              <table:table-cell office:value-type="float" office:value="4">
                <text:p>4</text:p>
              </table:table-cell>
              <table:table-cell office:value-type="float" office:value="3.19140663536687">
                <text:p>3.19140663536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53854178680395">
                <text:p>3.53854178680395</text:p>
              </table:table-cell>
              <table:table-cell office:value-type="float" office:value="6">
                <text:p>6</text:p>
              </table:table-cell>
              <table:table-cell office:value-type="float" office:value="4.2219758711002">
                <text:p>4.2219758711002</text:p>
              </table:table-cell>
              <table:table-cell office:value-type="float" office:value="6">
                <text:p>6</text:p>
              </table:table-cell>
              <table:table-cell office:value-type="float" office:value="4.03111344713393">
                <text:p>4.03111344713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32241828119147">
                <text:p>4.32241828119147</text:p>
              </table:table-cell>
              <table:table-cell office:value-type="float" office:value="8">
                <text:p>8</text:p>
              </table:table-cell>
              <table:table-cell office:value-type="float" office:value="4.94679371347144">
                <text:p>4.94679371347144</text:p>
              </table:table-cell>
              <table:table-cell office:value-type="float" office:value="8">
                <text:p>8</text:p>
              </table:table-cell>
              <table:table-cell office:value-type="float" office:value="5.07871614136728">
                <text:p>5.07871614136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67754643826076">
                <text:p>4.67754643826076</text:p>
              </table:table-cell>
              <table:table-cell office:value-type="float" office:value="10">
                <text:p>10</text:p>
              </table:table-cell>
              <table:table-cell office:value-type="float" office:value="6.15375802339948">
                <text:p>6.15375802339948</text:p>
              </table:table-cell>
              <table:table-cell office:value-type="float" office:value="10">
                <text:p>10</text:p>
              </table:table-cell>
              <table:table-cell office:value-type="float" office:value="5.77233368381014">
                <text:p>5.7723336838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.98522295252768">
                <text:p>5.98522295252768</text:p>
              </table:table-cell>
              <table:table-cell office:value-type="float" office:value="12">
                <text:p>12</text:p>
              </table:table-cell>
              <table:table-cell office:value-type="float" office:value="6.55523608165352">
                <text:p>6.55523608165352</text:p>
              </table:table-cell>
              <table:table-cell office:value-type="float" office:value="12">
                <text:p>12</text:p>
              </table:table-cell>
              <table:table-cell office:value-type="float" office:value="6.72336999077319">
                <text:p>6.72336999077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3cm" svg:height="9.003cm" xlink:href=".." xlink:type="simple" chart:class="chart:scatter" chart:style-name="ch1">
        <chart:title svg:x="6.127cm" svg:y="0.316cm" chart:style-name="ch2">
          <text:p>Efektywność</text:p>
        </chart:title>
        <chart:legend chart:legend-position="bottom" svg:x="3.799cm" svg:y="8.214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02cm" svg:height="5.762cm">
          <chartooo:coordinate-region svg:x="2.039cm" svg:y="1.504cm" svg:width="12.472cm" svg:height="4.906cm"/>
          <chart:axis chart:dimension="x" chart:name="primary-x" chart:style-name="ch5">
            <chart:title svg:x="6.96cm" svg:y="7.243cm" chart:style-name="ch6">
              <text:p>L. procesorów</text:p>
            </chart:title>
          </chart:axis>
          <chart:axis chart:dimension="y" chart:name="primary-y" chart:style-name="ch5">
            <chart:title svg:x="0.451cm" svg:y="5.118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7865446085454">
                <text:p>0.897865446085454</text:p>
              </table:table-cell>
              <table:table-cell office:value-type="float" office:value="2">
                <text:p>2</text:p>
              </table:table-cell>
              <table:table-cell office:value-type="float" office:value="0.895469203593142">
                <text:p>0.895469203593142</text:p>
              </table:table-cell>
              <table:table-cell office:value-type="float" office:value="2">
                <text:p>2</text:p>
              </table:table-cell>
              <table:table-cell office:value-type="float" office:value="0.911050553148642">
                <text:p>0.911050553148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1764163425685">
                <text:p>0.751764163425685</text:p>
              </table:table-cell>
              <table:table-cell office:value-type="float" office:value="4">
                <text:p>4</text:p>
              </table:table-cell>
              <table:table-cell office:value-type="float" office:value="0.791439188837561">
                <text:p>0.791439188837561</text:p>
              </table:table-cell>
              <table:table-cell office:value-type="float" office:value="4">
                <text:p>4</text:p>
              </table:table-cell>
              <table:table-cell office:value-type="float" office:value="0.797851658841717">
                <text:p>0.797851658841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89756964467324">
                <text:p>0.589756964467324</text:p>
              </table:table-cell>
              <table:table-cell office:value-type="float" office:value="6">
                <text:p>6</text:p>
              </table:table-cell>
              <table:table-cell office:value-type="float" office:value="0.703662645183366">
                <text:p>0.703662645183366</text:p>
              </table:table-cell>
              <table:table-cell office:value-type="float" office:value="6">
                <text:p>6</text:p>
              </table:table-cell>
              <table:table-cell office:value-type="float" office:value="0.671852241188988">
                <text:p>0.671852241188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540302285148933">
                <text:p>0.540302285148933</text:p>
              </table:table-cell>
              <table:table-cell office:value-type="float" office:value="8">
                <text:p>8</text:p>
              </table:table-cell>
              <table:table-cell office:value-type="float" office:value="0.61834921418393">
                <text:p>0.61834921418393</text:p>
              </table:table-cell>
              <table:table-cell office:value-type="float" office:value="8">
                <text:p>8</text:p>
              </table:table-cell>
              <table:table-cell office:value-type="float" office:value="0.63483951767091">
                <text:p>0.63483951767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67754643826076">
                <text:p>0.467754643826076</text:p>
              </table:table-cell>
              <table:table-cell office:value-type="float" office:value="10">
                <text:p>10</text:p>
              </table:table-cell>
              <table:table-cell office:value-type="float" office:value="0.615375802339948">
                <text:p>0.615375802339948</text:p>
              </table:table-cell>
              <table:table-cell office:value-type="float" office:value="10">
                <text:p>10</text:p>
              </table:table-cell>
              <table:table-cell office:value-type="float" office:value="0.577233368381014">
                <text:p>0.57723336838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8768579377307">
                <text:p>0.498768579377307</text:p>
              </table:table-cell>
              <table:table-cell office:value-type="float" office:value="12">
                <text:p>12</text:p>
              </table:table-cell>
              <table:table-cell office:value-type="float" office:value="0.546269673471127">
                <text:p>0.546269673471127</text:p>
              </table:table-cell>
              <table:table-cell office:value-type="float" office:value="12">
                <text:p>12</text:p>
              </table:table-cell>
              <table:table-cell office:value-type="float" office:value="0.560280832564433">
                <text:p>0.5602808325644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2.229cm" svg:y="1.504cm" svg:width="12.28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3752627812815">
                <text:p>0.113752627812815</text:p>
              </table:table-cell>
              <table:table-cell office:value-type="float" office:value="2">
                <text:p>2</text:p>
              </table:table-cell>
              <table:table-cell office:value-type="float" office:value="0.116732988680593">
                <text:p>0.116732988680593</text:p>
              </table:table-cell>
              <table:table-cell office:value-type="float" office:value="2">
                <text:p>2</text:p>
              </table:table-cell>
              <table:table-cell office:value-type="float" office:value="0.0976339310084866">
                <text:p>0.0976339310084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06813424179">
                <text:p>0.11006813424179</text:p>
              </table:table-cell>
              <table:table-cell office:value-type="float" office:value="4">
                <text:p>4</text:p>
              </table:table-cell>
              <table:table-cell office:value-type="float" office:value="0.087840318457807">
                <text:p>0.087840318457807</text:p>
              </table:table-cell>
              <table:table-cell office:value-type="float" office:value="4">
                <text:p>4</text:p>
              </table:table-cell>
              <table:table-cell office:value-type="float" office:value="0.0844552739088332">
                <text:p>0.0844552739088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39122743858807">
                <text:p>0.139122743858807</text:p>
              </table:table-cell>
              <table:table-cell office:value-type="float" office:value="6">
                <text:p>6</text:p>
              </table:table-cell>
              <table:table-cell office:value-type="float" office:value="0.0842271099212355">
                <text:p>0.0842271099212355</text:p>
              </table:table-cell>
              <table:table-cell office:value-type="float" office:value="6">
                <text:p>6</text:p>
              </table:table-cell>
              <table:table-cell office:value-type="float" office:value="0.0976845022442087">
                <text:p>0.0976845022442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21545112664994">
                <text:p>0.121545112664994</text:p>
              </table:table-cell>
              <table:table-cell office:value-type="float" office:value="8">
                <text:p>8</text:p>
              </table:table-cell>
              <table:table-cell office:value-type="float" office:value="0.0881727340800816">
                <text:p>0.0881727340800816</text:p>
              </table:table-cell>
              <table:table-cell office:value-type="float" office:value="8">
                <text:p>8</text:p>
              </table:table-cell>
              <table:table-cell office:value-type="float" office:value="0.0821716067412675">
                <text:p>0.0821716067412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26430327713011">
                <text:p>0.126430327713011</text:p>
              </table:table-cell>
              <table:table-cell office:value-type="float" office:value="10">
                <text:p>10</text:p>
              </table:table-cell>
              <table:table-cell office:value-type="float" office:value="0.0694470302532623">
                <text:p>0.0694470302532623</text:p>
              </table:table-cell>
              <table:table-cell office:value-type="float" office:value="10">
                <text:p>10</text:p>
              </table:table-cell>
              <table:table-cell office:value-type="float" office:value="0.0813779534465186">
                <text:p>0.081377953446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913579857832448">
                <text:p>0.0913579857832448</text:p>
              </table:table-cell>
              <table:table-cell office:value-type="float" office:value="12">
                <text:p>12</text:p>
              </table:table-cell>
              <table:table-cell office:value-type="float" office:value="0.0755088805141313">
                <text:p>0.0755088805141313</text:p>
              </table:table-cell>
              <table:table-cell office:value-type="float" office:value="12">
                <text:p>12</text:p>
              </table:table-cell>
              <table:table-cell office:value-type="float" office:value="0.0713472020520578">
                <text:p>0.07134720205205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